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8cm" svg:x="0.92cm" svg:y="1.047cm" svg:viewBox="0 0 2200 1399" draw:points="0,1399 2200,1399 2200,0 0,0">
          <text:p/>
        </draw:polygon>
        <draw:line draw:style-name="gr1" draw:layer="layout" svg:x1="1.964cm" svg:y1="2.091cm" svg:x2="2.699cm" svg:y2="1.515cm">
          <text:p/>
        </draw:line>
        <draw:polygon draw:style-name="gr2" draw:layer="layout" svg:width="0.901cm" svg:height="0.806cm" svg:x="1.964cm" svg:y="1.515cm" svg:viewBox="0 0 902 807" draw:points="188,807 902,246 735,0 0,576">
          <text:p/>
        </draw:polygon>
        <draw:polygon draw:style-name="gr1" draw:layer="layout" svg:width="0.901cm" svg:height="0.806cm" svg:x="1.964cm" svg:y="1.515cm" svg:viewBox="0 0 902 807" draw:points="188,807 902,246 735,0 0,576">
          <text:p/>
        </draw:polygon>
        <draw:frame draw:style-name="gr3" draw:layer="layout" svg:width="1.2cm" svg:height="0.601cm" svg:x="0.8cm" svg:y="1.007cm">
          <draw:text-box>
            <text:p text:style-name="P1"><text:span text:style-name="T1">I сш </text:span></text:p>
          </draw:text-box>
        </draw:frame>
        <draw:frame draw:style-name="gr3" draw:layer="layout" svg:width="1cm" svg:height="0.601cm" svg:x="2.22cm" svg:y="1cm">
          <draw:text-box>
            <text:p text:style-name="P1"><text:span text:style-name="T1">II сш </text:span></text:p>
          </draw:text-box>
        </draw:frame>
        <draw:path draw:style-name="gr2" draw:layer="layout" svg:width="0.297cm" svg:height="0.299cm" svg:x="2.64cm" svg:y="1.47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64cm" svg:y="1.47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2" draw:layer="layout" svg:width="0.901cm" svg:height="0.806cm" svg:x="1.247cm" svg:y="1.493cm" svg:viewBox="0 0 902 807" draw:points="714,807 0,246 167,0 902,576">
          <text:p/>
        </draw:polygon>
        <draw:polygon draw:style-name="gr1" draw:layer="layout" svg:width="0.901cm" svg:height="0.806cm" svg:x="1.247cm" svg:y="1.493cm" svg:viewBox="0 0 902 807" draw:points="714,807 0,246 167,0 902,576">
          <text:p/>
        </draw:polygon>
        <draw:path draw:style-name="gr2" draw:layer="layout" svg:width="0.297cm" svg:height="0.299cm" svg:x="1.15cm" svg:y="1.4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15cm" svg:y="1.4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92cm" svg:y="2.047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92cm" svg:y="2.047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7:27.265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9T10:07:38.640000000</dc:date>
    <meta:document-statistic meta:object-count="14"/>
    <meta:template xlink:type="simple" xlink:actuate="onRequest" xlink:title="1" xlink:href="file:///C:/Documents%20and%20Settings/User/Application%20Data/LibreOffice/4/user/template/1.otg" meta:date="2015-09-29T10:07:27.187000000"/>
  </office:meta>
</office:document-meta>
</file>